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1" style:family="text">
      <style:text-properties officeooo:rsid="001221c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span text:style-name="T1">L</text:span>orem ipsum dolor sit amet, consectetur adipiscing elit. In tempus rhoncus velit, at laoreet leo eleifend at. Aenean aliquam tincidunt lorem eu iaculis. Fusce enim eros, efficitur nec lacus at, vulputate accumsan lectus. Donec id diam quis velit ullamcorper faucibus eget ut urna. Donec nec sem interdum nulla vulputate pretium. Nulla fermentum urna ex, et tincidunt mi aliquam in. Nulla quis condimentum nibh. Aenean eu turpis vel ipsum dictum aliquam. Vestibulum et mauris nisl. Sed est purus, gravida non odio sed, sagittis tristique ex. Quisque vitae lacus tellus. In fermentum velit quis ornare faucibus. Integer a turpis sapien. Nullam in leo vel nulla maximus posuere eget nec tellus. Cras sem magna, sagittis non erat id, dapibus sollicitudin risus.</text:p>
      <text:p text:style-name="Standard"/>
      <text:p text:style-name="Standard">Nam imperdiet consequat egestas. Nulla quis tempus enim. Lorem ipsum dolor sit amet, consectetur adipiscing elit. Ut ac maximus ipsum. Aliquam erat volutpat. Nullam quam justo, fermentum a lorem a, pulvinar commodo elit. Integer facilisis ligula non dui gravida, in hendrerit quam dictum. Aliquam consequat turpis eget cursus tincidunt. Maecenas neque ante, mollis non tincidunt ac, vestibulum sed erat.</text:p>
      <text:p text:style-name="Standard"/>
      <text:p text:style-name="Standard">Donec placerat sapien vitae felis cursus, vitae eleifend metus aliquet. Fusce egestas ligula eleifend bibendum ullamcorper. Mauris consectetur sem at libero bibendum bibendum. Nulla arcu leo, volutpat vel magna non, sollicitudin blandit sem. Maecenas sed ornare neque. Mauris sollicitudin elementum nibh, eget posuere enim tincidunt id. Nulla eleifend neque tristique tellus dictum, a vestibulum ex sagittis. Aenean non ullamcorper sapien, in facilisis sapien. Nam eleifend metus libero, a vulputate metus semper eget. Aenean sodales velit elit, eget interdum lacus tempor aliquam. Nam ornare urna a tincidunt maximus. Vestibulum auctor velit et placerat dignissim. Sed rhoncus sem et dapibus posuere. Fusce in tortor sit amet lacus ullamcorper dictum ultricies in quam. Suspendisse eu ante volutpat, commodo diam eget, ornare leo. Pellentesque ac sapien non metus blandit imperdiet.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Mangal" style:font-family-complex="Mangal"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2-26T06:48:14.856804377</meta:creation-date>
    <dc:date>2023-10-20T06:46:33.849208230</dc:date>
    <meta:editing-duration>PT26M33S</meta:editing-duration>
    <meta:editing-cycles>11</meta:editing-cycles>
    <meta:generator>LibreOfficeDev/24.2.0.0.alpha0$Linux_X86_64 LibreOffice_project/45671f72499203d74a8d9824da326f11f43c444f</meta:generator>
    <meta:document-statistic meta:table-count="0" meta:image-count="0" meta:object-count="0" meta:page-count="4" meta:paragraph-count="3" meta:word-count="303" meta:character-count="2044" meta:non-whitespace-character-count="1743"/>
  </office:meta>
</office:document-meta>
</file>